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d05e"/>
    </style:style>
    <style:style style:name="P2" style:family="paragraph" style:parent-style-name="Standard">
      <style:text-properties officeooo:rsid="0014d05e" officeooo:paragraph-rsid="0014d05e"/>
    </style:style>
    <style:style style:name="P3" style:family="paragraph" style:parent-style-name="Standard">
      <style:paragraph-properties fo:text-align="center" style:justify-single-word="false"/>
      <style:text-properties officeooo:rsid="0014d05e" officeooo:paragraph-rsid="0014d05e"/>
    </style:style>
    <style:style style:name="P4" style:family="paragraph" style:parent-style-name="Standard">
      <style:text-properties officeooo:rsid="0016887d" officeooo:paragraph-rsid="0016887d"/>
    </style:style>
    <style:style style:name="P5" style:family="paragraph" style:parent-style-name="Standard">
      <style:text-properties officeooo:rsid="00184455" officeooo:paragraph-rsid="00184455"/>
    </style:style>
    <style:style style:name="P6" style:family="paragraph" style:parent-style-name="Standard">
      <style:text-properties officeooo:rsid="0019c530" officeooo:paragraph-rsid="0019c530"/>
    </style:style>
    <style:style style:name="P7" style:family="paragraph" style:parent-style-name="Standard">
      <style:text-properties officeooo:rsid="001cb6df" officeooo:paragraph-rsid="001cb6df"/>
    </style:style>
    <style:style style:name="P8" style:family="paragraph" style:parent-style-name="Standard" style:list-style-name="L1">
      <style:text-properties officeooo:paragraph-rsid="0014d05e"/>
    </style:style>
    <style:style style:name="P9" style:family="paragraph" style:parent-style-name="Standard" style:list-style-name="L1">
      <style:text-properties officeooo:rsid="0016887d" officeooo:paragraph-rsid="0016887d"/>
    </style:style>
    <style:style style:name="P10" style:family="paragraph" style:parent-style-name="Standard" style:list-style-name="L2">
      <style:text-properties officeooo:rsid="00184455" officeooo:paragraph-rsid="00184455"/>
    </style:style>
    <style:style style:name="P11" style:family="paragraph" style:parent-style-name="Standard" style:list-style-name="L3">
      <style:text-properties officeooo:rsid="0019c530" officeooo:paragraph-rsid="0019c530"/>
    </style:style>
    <style:style style:name="P12" style:family="paragraph" style:parent-style-name="Standard" style:list-style-name="L4">
      <style:text-properties officeooo:rsid="001cb6df" officeooo:paragraph-rsid="001cb6df"/>
    </style:style>
    <style:style style:name="P13" style:family="paragraph" style:parent-style-name="Standard">
      <style:text-properties officeooo:rsid="001cb6df" officeooo:paragraph-rsid="001cb6df"/>
    </style:style>
    <style:style style:name="P14" style:family="paragraph" style:parent-style-name="Standard" style:list-style-name="L6">
      <style:text-properties officeooo:rsid="001cb6df" officeooo:paragraph-rsid="001cb6df"/>
    </style:style>
    <style:style style:name="T1" style:family="text">
      <style:text-properties officeooo:rsid="001fbd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ources</text:p>
      <text:p text:style-name="P1"/>
      <text:p text:style-name="P1"/>
      <text:p text:style-name="P1"/>
      <text:p text:style-name="P2">Navbar</text:p>
      <text:list xml:id="list2766208049" text:style-name="L1">
        <text:list-item>
          <text:p text:style-name="P9">Reusable Nav Bar</text:p>
          <text:list>
            <text:list-item>
              <text:p text:style-name="P8"><text:a xlink:type="simple" xlink:href="https://stackoverflow.com/questions/31954089/how-can-i-reuse-a-navigation-bar-on-multiple-pages" text:style-name="Internet_20_link" text:visited-style-name="Visited_20_Internet_20_Link">https://stackoverflow.com/questions/31954089/how-can-i-reuse-a-navigation-bar-on-multiple-pages</text:a></text:p>
              <text:list>
                <text:list-item>
                  <text:p text:style-name="P9">Did not work, has dependencies such as serverside and jquery reqs.</text:p>
                </text:list-item>
              </text:list>
            </text:list-item>
            <text:list-item>
              <text:p text:style-name="P8"><text:a xlink:type="simple" xlink:href="https://www.quora.com/How-can-I-reuse-HTML-code-nav-bar-that-is-referenced-on-all-pages-without-any-server-assists" text:style-name="Internet_20_link" text:visited-style-name="Visited_20_Internet_20_Link">https://www.quora.com/How-can-I-reuse-HTML-code-nav-bar-that-is-referenced-on-all-pages-without-any-server-assists</text:a> </text:p>
              <text:list>
                <text:list-item>
                  <text:p text:style-name="P9">Works, html only</text:p>
                </text:list-item>
              </text:list>
            </text:list-item>
            <text:list-item>
              <text:p text:style-name="P9"><text:a xlink:type="simple" xlink:href="https://www.freecodecamp.org/news/reusable-html-components-how-to-reuse-a-header-and-footer-on-a-website/" text:style-name="Internet_20_link" text:visited-style-name="Visited_20_Internet_20_Link">https://www.freecodecamp.org/news/reusable-html-components-how-to-reuse-a-header-and-footer-on-a-website/</text:a> </text:p>
            </text:list-item>
          </text:list>
        </text:list-item>
      </text:list>
      <text:p text:style-name="P4"/>
      <text:p text:style-name="P5">Positioning divs side by side</text:p>
      <text:list xml:id="list2034773415" text:style-name="L2">
        <text:list-item>
          <text:p text:style-name="P10"><text:a xlink:type="simple" xlink:href="https://stackoverflow.com/questions/2637696/how-to-place-div-side-by-side" text:style-name="Internet_20_link" text:visited-style-name="Visited_20_Internet_20_Link">https://stackoverflow.com/questions/2637696/how-to-place-div-side-by-side</text:a> <text:line-break/></text:p>
        </text:list-item>
      </text:list>
      <text:p text:style-name="P6">Horizontal Nav Bar</text:p>
      <text:list xml:id="list1193198601" text:style-name="L3">
        <text:list-item>
          <text:p text:style-name="P11"><text:a xlink:type="simple" xlink:href="https://www.w3schools.com/css/css_navbar_horizontal.asp" text:style-name="Internet_20_link" text:visited-style-name="Visited_20_Internet_20_Link">https://www.w3schools.com/css/css_navbar_horizontal.asp</text:a> </text:p>
        </text:list-item>
      </text:list>
      <text:p text:style-name="P6"/>
      <text:p text:style-name="P7">Bring to front, send to back / z-index</text:p>
      <text:list xml:id="list538957702" text:style-name="L4">
        <text:list-item>
          <text:p text:style-name="P12"><text:a xlink:type="simple" xlink:href="https://stackoverflow.com/questions/15782078/bring-element-to-front-using-css" text:style-name="Internet_20_link" text:visited-style-name="Visited_20_Internet_20_Link">https://stackoverflow.com/questions/15782078/bring-element-to-front-using-css</text:a></text:p>
        </text:list-item>
      </text:list>
      <text:p text:style-name="P7"/>
      <text:p text:style-name="P7"><text:span text:style-name="T1">H</text:span>ow to open links from iframe</text:p>
      <text:list xml:id="list991537542" text:style-name="L6">
        <text:list-item>
          <text:p text:style-name="P14"><text:a xlink:type="simple" xlink:href="https://www.thoughtco.com/targeting-links-in-frames-3468670" text:style-name="Internet_20_link" text:visited-style-name="Visited_20_Internet_20_Link">https://www.thoughtco.com/targeting-links-in-frames-3468670</text:a> </text:p>
        </text:list-item>
        <text:list-item>
          <text:p text:style-name="P14"><text:a xlink:type="simple" xlink:href="https://stackoverflow.com/questions/740816/open-link-in-iframe" text:style-name="Internet_20_link" text:visited-style-name="Visited_20_Internet_20_Link">https://stackoverflow.com/questions/740816/open-link-in-iframe</text:a> 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1:14:11.777000000</meta:creation-date>
    <dc:date>2021-12-30T09:20:12.641000000</dc:date>
    <meta:editing-duration>P9DT2H46M47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7" meta:word-count="60" meta:character-count="896" meta:non-whitespace-character-count="857"/>
  </office:meta>
</office:document-meta>
</file>